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0D00000087F48FDCD2B37A6B0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1pt" style:font-size-asian="11pt" style:font-size-complex="11pt"/>
    </style:style>
    <style:style style:name="P2" style:family="paragraph" style:parent-style-name="Standard">
      <style:text-properties style:font-name="Liberation Mono" fo:font-size="11pt" officeooo:paragraph-rsid="001c83fd" style:font-size-asian="11pt" style:font-size-complex="11pt"/>
    </style:style>
    <style:style style:name="P3" style:family="paragraph" style:parent-style-name="Standard">
      <style:paragraph-properties fo:text-align="center" style:justify-single-word="false"/>
      <style:text-properties style:font-name="Liberation Mono" fo:font-size="11pt" officeooo:paragraph-rsid="001c83fd" style:font-size-asian="11pt" style:font-size-complex="11pt"/>
    </style:style>
    <style:style style:name="P4" style:family="paragraph" style:parent-style-name="Standard">
      <style:text-properties style:font-name="Liberation Mono" fo:font-size="11pt" style:text-underline-style="solid" style:text-underline-width="auto" style:text-underline-color="font-color" fo:font-weight="bold" officeooo:rsid="001a9f16" officeooo:paragraph-rsid="001a9f16" style:font-size-asian="11pt" style:font-weight-asian="bold" style:font-size-complex="11pt" style:font-weight-complex="bold"/>
    </style:style>
    <style:style style:name="P5" style:family="paragraph" style:parent-style-name="Standard">
      <style:text-properties style:font-name="Liberation Mono" fo:font-size="12pt" style:text-underline-style="solid" style:text-underline-width="auto" style:text-underline-color="font-color" fo:font-weight="bold" officeooo:paragraph-rsid="001c83fd" style:font-size-asian="12pt" style:font-weight-asian="bold" style:font-size-complex="12pt" style:font-weight-complex="bold"/>
    </style:style>
    <style:style style:name="P6" style:family="paragraph" style:parent-style-name="Standard">
      <style:text-properties style:font-name="Liberation Mono" fo:font-size="13pt" style:text-underline-style="solid" style:text-underline-width="auto" style:text-underline-color="font-color" fo:font-weight="bold" officeooo:rsid="001a9f16" officeooo:paragraph-rsid="001a9f16" style:font-size-asian="13pt" style:font-weight-asian="bold" style:font-size-complex="13pt" style:font-weight-complex="bold"/>
    </style:style>
    <style:style style:name="P7" style:family="paragraph" style:parent-style-name="Standard">
      <style:text-properties style:font-name="Liberation Mono" fo:font-size="12pt" style:text-underline-style="solid" style:text-underline-width="auto" style:text-underline-color="font-color" fo:font-weight="bold" officeooo:paragraph-rsid="001c83fd" style:font-size-asian="12pt" style:font-weight-asian="bold" style:font-size-complex="12pt" style:font-weight-complex="bold"/>
    </style:style>
    <style:style style:name="P8" style:family="paragraph" style:parent-style-name="Standard">
      <style:text-properties style:font-name="Liberation Mono" fo:font-size="17.25pt" officeooo:paragraph-rsid="001c83fd" style:font-size-asian="11pt" style:font-size-complex="11pt"/>
    </style:style>
    <style:style style:name="P9" style:family="paragraph" style:parent-style-name="Standard">
      <style:text-properties style:font-name="Liberation Mono" fo:font-size="14.25pt" officeooo:paragraph-rsid="001c83fd" style:font-size-asian="11pt" style:font-size-complex="11pt"/>
    </style:style>
    <style:style style:name="T1" style:family="text">
      <style:text-properties fo:font-size="21pt"/>
    </style:style>
    <style:style style:name="T2" style:family="text">
      <style:text-properties fo:font-size="17.25pt"/>
    </style:style>
    <style:style style:name="T3" style:family="text">
      <style:text-properties fo:font-weight="bold" style:font-weight-asian="bold" style:font-weight-complex="bold"/>
    </style:style>
    <style:style style:name="T4" style:family="text">
      <style:text-properties officeooo:rsid="001e05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text:span text:style-name="T1"><text:s/>Multi user chat server using TCP</text:span><text:span text:style-name="T2"> </text:span></text:p>
      <text:p text:style-name="P5"/>
      <text:p text:style-name="P5"/>
      <text:p text:style-name="P5">Aim</text:p>
      <text:p text:style-name="P8"/>
      <text:p text:style-name="P2">To implement a multi user chat server using TCP as transport layer protocol.</text:p>
      <text:p text:style-name="P9"/>
      <text:p text:style-name="P5">Theory</text:p>
      <text:p text:style-name="P8"/>
      <text:p text:style-name="P2"><text:span text:style-name="T3">TCP (Transmission Control Protocol) </text:span>works with the Internet Protocol (IP),which defines how computers send packets of data to each other. Together, <text:span text:style-name="T3">TCP </text:span>and <text:span text:style-name="T3">IP</text:span> are the basic rules defining the Internet. It is a connection-oriented protocol,which means that a connection is established and maintained until the applicationprograms at each end have finished exchanging messages.</text:p>
      <text:p text:style-name="P2"/>
      <text:p text:style-name="P2"><text:span text:style-name="T3">Server</text:span>- In a simple multi user chat system, the server usually has the role toreceive the messages sent by the clients and send it to all other clients. So basically,he handles the routing of the messages sent by one client to all the other clients.</text:p>
      <text:p text:style-name="P2"/>
      <text:p text:style-name="P2"><text:span text:style-name="T3">Client</text:span>- The client here acts from the side of the user. He sends the messagesto the server, and the server sends this message to all the other clients to simulatea simple multi-user chat system.</text:p>
      <text:p text:style-name="P1"/>
      <text:p text:style-name="P1"/>
      <text:p text:style-name="P1"/>
      <text:p text:style-name="P1"/>
      <text:p text:style-name="P1"/>
      <text:p text:style-name="P1"/>
      <text:p text:style-name="P6">Code</text:p>
      <text:p text:style-name="P1"/>
      <text:p text:style-name="P1"/>
      <text:p text:style-name="P4">Server.py</text:p>
      <text:p text:style-name="P1"/>
      <text:p text:style-name="P1"/>
      <text:p text:style-name="P1">import socket, select</text:p>
      <text:p text:style-name="P1"/>
      <text:p text:style-name="P1"/>
      <text:p text:style-name="P1">def broadcast_data (sock, message):</text:p>
      <text:p text:style-name="P1"><text:tab/>for socket in CONNECTION_LIST:</text:p>
      <text:p text:style-name="P1"><text:tab/><text:tab/>if socket != server_socket and socket != sock :</text:p>
      <text:p text:style-name="P1"><text:tab/><text:tab/><text:tab/>try :</text:p>
      <text:p text:style-name="P1"><text:tab/><text:tab/><text:tab/><text:tab/>socket.send(message)</text:p>
      <text:p text:style-name="P1"><text:tab/><text:tab/><text:tab/>except :</text:p>
      <text:p text:style-name="P1"><text:tab/><text:tab/><text:tab/><text:tab/>socket.close()</text:p>
      <text:p text:style-name="P1"><text:tab/><text:tab/><text:tab/><text:tab/>CONNECTION_LIST.remove(socket)</text:p>
      <text:p text:style-name="P1"/>
      <text:p text:style-name="P1">if __name__ == "__main__":</text:p>
      <text:p text:style-name="P1"><text:tab/>CONNECTION_LIST = []</text:p>
      <text:p text:style-name="P1"><text:tab/>RECV_BUFFER = 4096 </text:p>
      <text:p text:style-name="P1"><text:tab/>PORT = 5000</text:p>
      <text:p text:style-name="P1"><text:soft-page-break/><text:tab/></text:p>
      <text:p text:style-name="P1"><text:tab/>server_socket = socket.socket(socket.AF_INET, socket.SOCK_STREAM)</text:p>
      <text:p text:style-name="P1"><text:tab/># this has no effect, why ?</text:p>
      <text:p text:style-name="P1"><text:tab/>server_socket.setsockopt(socket.SOL_SOCKET, socket.SO_REUSEADDR, 1)</text:p>
      <text:p text:style-name="P1"><text:tab/>server_socket.bind(("0.0.0.0", PORT))</text:p>
      <text:p text:style-name="P1"><text:tab/>server_socket.listen(10)</text:p>
      <text:p text:style-name="P1"/>
      <text:p text:style-name="P1"><text:tab/># Add server socket to the list of readable connections</text:p>
      <text:p text:style-name="P1"><text:tab/>CONNECTION_LIST.append(server_socket)</text:p>
      <text:p text:style-name="P1"/>
      <text:p text:style-name="P1"><text:tab/>print "Chat server started on port " + str(PORT)</text:p>
      <text:p text:style-name="P1"/>
      <text:p text:style-name="P1"><text:tab/>while 1:</text:p>
      <text:p text:style-name="P1"><text:tab/><text:tab/>read_sockets,write_sockets,error_sockets = select.select(CONNECTION_LIST,[],[])</text:p>
      <text:p text:style-name="P1"/>
      <text:p text:style-name="P1"><text:tab/><text:tab/>for sock in read_sockets:</text:p>
      <text:p text:style-name="P1"><text:tab/><text:tab/><text:tab/>#New connection</text:p>
      <text:p text:style-name="P1"><text:tab/><text:tab/><text:tab/>if sock == server_socket:</text:p>
      <text:p text:style-name="P1"><text:tab/><text:tab/><text:tab/><text:tab/><text:tab/>sockfd, addr = server_socket.accept()</text:p>
      <text:p text:style-name="P1"><text:tab/><text:tab/><text:tab/><text:tab/>CONNECTION_LIST.append(sockfd)</text:p>
      <text:p text:style-name="P1"><text:tab/><text:tab/><text:tab/><text:tab/>print "Client (%s, %s) connected" % addr</text:p>
      <text:p text:style-name="P1"><text:tab/><text:tab/><text:tab/><text:tab/></text:p>
      <text:p text:style-name="P1"><text:tab/><text:tab/><text:tab/><text:tab/>broadcast_data(sockfd, "[%s:%s] entered room\n" % addr)</text:p>
      <text:p text:style-name="P1"><text:tab/><text:tab/><text:tab/>else:</text:p>
      <text:p text:style-name="P1"><text:tab/><text:tab/><text:tab/><text:tab/># Data recieved from client, process it</text:p>
      <text:p text:style-name="P1"><text:tab/><text:tab/><text:tab/><text:tab/>try:</text:p>
      <text:p text:style-name="P1"><text:tab/><text:tab/><text:tab/><text:tab/><text:tab/>data = sock.recv(RECV_BUFFER)</text:p>
      <text:p text:style-name="P1"><text:tab/><text:tab/><text:tab/><text:tab/><text:tab/>if data:</text:p>
      <text:p text:style-name="P1"><text:tab/><text:tab/><text:tab/><text:tab/><text:tab/><text:tab/>broadcast_data(sock, "\r" + '&lt;' +str(sock.getpeername()) + '&gt; ' + data) <text:s text:c="15"/></text:p>
      <text:p text:style-name="P1"><text:tab/><text:tab/><text:tab/><text:tab/></text:p>
      <text:p text:style-name="P1"><text:tab/><text:tab/><text:tab/><text:tab/>except:</text:p>
      <text:p text:style-name="P1"><text:tab/><text:tab/><text:tab/><text:tab/><text:tab/>broadcast_data(sock, "Client (%s, %s) is offline" % addr)</text:p>
      <text:p text:style-name="P1"><text:tab/><text:tab/><text:tab/><text:tab/><text:tab/>print "Client (%s, %s) is offline" % addr</text:p>
      <text:p text:style-name="P1"><text:tab/><text:tab/><text:tab/><text:tab/><text:tab/>sock.close()</text:p>
      <text:p text:style-name="P1"><text:tab/><text:tab/><text:tab/><text:tab/><text:tab/>CONNECTION_LIST.remove(sock)</text:p>
      <text:p text:style-name="P1"><text:tab/><text:tab/><text:tab/><text:tab/><text:tab/>continue</text:p>
      <text:p text:style-name="P1"><text:tab/></text:p>
      <text:p text:style-name="P1"><text:tab/>server_socket.close()</text:p>
      <text:p text:style-name="P1"/>
      <text:p text:style-name="P4">Client.py</text:p>
      <text:p text:style-name="P4"/>
      <text:p text:style-name="P4"/>
      <text:p text:style-name="P1">import socket, select, string, sys</text:p>
      <text:p text:style-name="P1"/>
      <text:p text:style-name="P1">def prompt() :</text:p>
      <text:p text:style-name="P1"><text:tab/>sys.stdout.write('&lt;You&gt; ')</text:p>
      <text:p text:style-name="P1"><text:tab/>sys.stdout.flush()</text:p>
      <text:p text:style-name="P1"/>
      <text:p text:style-name="P1">if __name__ == "__main__":</text:p>
      <text:p text:style-name="P1"><text:tab/></text:p>
      <text:p text:style-name="P1"><text:tab/>if(len(sys.argv) &lt; 3) :</text:p>
      <text:p text:style-name="P1"><text:tab/><text:tab/>print '<text:span text:style-name="T4">Incorrect Usage. </text:span>Usage : python <text:span text:style-name="T4">client.py</text:span> hostname port'</text:p>
      <text:p text:style-name="P1"><text:tab/><text:tab/>sys.exit()</text:p>
      <text:p text:style-name="P1"><text:soft-page-break/><text:tab/></text:p>
      <text:p text:style-name="P1"><text:tab/>host = sys.argv[1]</text:p>
      <text:p text:style-name="P1"><text:tab/>port = int(sys.argv[2])</text:p>
      <text:p text:style-name="P1"><text:tab/></text:p>
      <text:p text:style-name="P1"><text:tab/>s = socket.socket(socket.AF_INET, socket.SOCK_STREAM)</text:p>
      <text:p text:style-name="P1"><text:tab/>s.settimeout(2)</text:p>
      <text:p text:style-name="P1"/>
      <text:p text:style-name="P1"><text:tab/>try :</text:p>
      <text:p text:style-name="P1"><text:tab/><text:tab/>s.connect((host, port))</text:p>
      <text:p text:style-name="P1"><text:tab/>except :</text:p>
      <text:p text:style-name="P1"><text:tab/><text:tab/>print 'Unable to connect'</text:p>
      <text:p text:style-name="P1"><text:tab/><text:tab/>sys.exit()</text:p>
      <text:p text:style-name="P1"><text:tab/></text:p>
      <text:p text:style-name="P1"><text:tab/>print 'Connected to remote host. Start sending messages'</text:p>
      <text:p text:style-name="P1"><text:tab/>prompt()</text:p>
      <text:p text:style-name="P1"><text:tab/></text:p>
      <text:p text:style-name="P1"><text:tab/>while 1:</text:p>
      <text:p text:style-name="P1"><text:tab/><text:tab/>socket_list = [sys.stdin, s]</text:p>
      <text:p text:style-name="P1"><text:tab/><text:tab/>read_sockets, write_sockets, error_sockets = select.select(socket_list , [], [])</text:p>
      <text:p text:style-name="P1"><text:tab/><text:tab/></text:p>
      <text:p text:style-name="P1"><text:tab/><text:tab/>for sock in read_sockets:</text:p>
      <text:p text:style-name="P1"><text:tab/><text:tab/><text:tab/>if sock == s:</text:p>
      <text:p text:style-name="P1"><text:tab/><text:tab/><text:tab/><text:tab/>data = sock.recv(4096)</text:p>
      <text:p text:style-name="P1"><text:tab/><text:tab/><text:tab/><text:tab/>if not data :</text:p>
      <text:p text:style-name="P1"><text:tab/><text:tab/><text:tab/><text:tab/><text:tab/>print '\nDisconnected from chat server'</text:p>
      <text:p text:style-name="P1"><text:tab/><text:tab/><text:tab/><text:tab/><text:tab/>sys.exit()</text:p>
      <text:p text:style-name="P1"><text:tab/><text:tab/><text:tab/><text:tab/>else :</text:p>
      <text:p text:style-name="P1"><text:tab/><text:tab/><text:tab/><text:tab/><text:tab/>#print data</text:p>
      <text:p text:style-name="P1"><text:tab/><text:tab/><text:tab/><text:tab/><text:tab/>sys.stdout.write(data)</text:p>
      <text:p text:style-name="P1"><text:tab/><text:tab/><text:tab/><text:tab/><text:tab/>prompt()</text:p>
      <text:p text:style-name="P1"/>
      <text:p text:style-name="P1"><text:tab/><text:tab/><text:tab/>else :</text:p>
      <text:p text:style-name="P1"><text:tab/><text:tab/><text:tab/><text:tab/>msg = sys.stdin.readline()</text:p>
      <text:p text:style-name="P1"><text:tab/><text:tab/><text:tab/><text:tab/>s.send(msg)</text:p>
      <text:p text:style-name="P1"><text:tab/><text:tab/><text:tab/><text:tab/>prompt()</text:p>
      <text:p text:style-name="P1"/>
      <text:p text:style-name="P1"/>
      <text:p text:style-name="P1"/>
      <text:p text:style-name="P6">Output</text:p>
      <text:p text:style-name="P1"/>
      <text:p text:style-name="P1"/>
      <text:p text:style-name="P1"><draw:frame draw:style-name="fr1" draw:name="Image1" text:anchor-type="paragraph" svg:width="19.479cm" svg:height="3.522cm" draw:z-index="0"><draw:image xlink:href="Pictures/100002010000050D00000087F48FDCD2B37A6B08.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20:12:18.838732117</meta:creation-date>
    <dc:date>2020-04-03T20:38:48.799661617</dc:date>
    <meta:editing-duration>PT11S</meta:editing-duration>
    <meta:editing-cycles>2</meta:editing-cycles>
    <meta:generator>LibreOffice/6.3.4.2$Linux_X86_64 LibreOffice_project/30$Build-2</meta:generator>
    <meta:document-statistic meta:table-count="0" meta:image-count="1" meta:object-count="0" meta:page-count="3" meta:paragraph-count="100" meta:word-count="421" meta:character-count="3282" meta:non-whitespace-character-count="2715"/>
  </office:meta>
</office:document-meta>
</file>